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9f06d" officeooo:paragraph-rsid="0019f06d"/>
    </style:style>
    <style:style style:name="P2" style:family="paragraph" style:parent-style-name="Standard">
      <style:text-properties officeooo:rsid="001b2c3a" officeooo:paragraph-rsid="001b2c3a"/>
    </style:style>
    <style:style style:name="P3" style:family="paragraph" style:parent-style-name="Standard">
      <style:text-properties officeooo:rsid="001c595c" officeooo:paragraph-rsid="001c595c"/>
    </style:style>
    <style:style style:name="P4" style:family="paragraph" style:parent-style-name="Standard">
      <style:text-properties officeooo:rsid="001d874b" officeooo:paragraph-rsid="001d874b"/>
    </style:style>
    <style:style style:name="P5" style:family="paragraph" style:parent-style-name="Standard">
      <style:text-properties officeooo:rsid="001f1186" officeooo:paragraph-rsid="001f1186"/>
    </style:style>
    <style:style style:name="P6" style:family="paragraph" style:parent-style-name="Standard">
      <style:text-properties officeooo:rsid="001ff53e" officeooo:paragraph-rsid="001ff53e"/>
    </style:style>
    <style:style style:name="T1" style:family="text">
      <style:text-properties officeooo:rsid="001b2c3a"/>
    </style:style>
    <style:style style:name="T2" style:family="text">
      <style:text-properties officeooo:rsid="001f1186"/>
    </style:style>
    <style:style style:name="T3" style:family="text">
      <style:text-properties officeooo:rsid="001ff5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2. &lt;12장. 포인터의 이해&gt;</text:p>
      <text:p text:style-name="P1"/>
      <text:p text:style-name="P1">h3. 포인터와 포인터 변수</text:p>
      <text:p text:style-name="P1"/>
      <text:p text:style-name="P1">* 포인터란?(포인터 = 포인터 변수)</text:p>
      <text:p text:style-name="P1">&gt; 메모리의 주소 값을 저장하기 위한 변수</text:p>
      <text:p text:style-name="P1"/>
      <text:p text:style-name="P1">!<text:span text:style-name="T1">pointer.png</text:span>!</text:p>
      <text:p text:style-name="P2">&gt; n이라는 변수와 pN 이라는 포인터</text:p>
      <text:p text:style-name="P2">&gt; ‘포인터 pN이 변수 n을 가리킨다’</text:p>
      <text:p text:style-name="P2">&gt; 포인터 변수의 크기 :4바이트 =&gt; *컴퓨터의 주소 체계 : 4바이트*</text:p>
      <text:p text:style-name="P2"/>
      <text:p text:style-name="P2">* 포인터 선언 방법</text:p>
      <text:p text:style-name="P2">!howtopointer.png!</text:p>
      <text:p text:style-name="P2">&gt; *‘*’* 연산자 사용</text:p>
      <text:p text:style-name="P2">&gt; 포인터에도 데이터 타입이 존재한다. </text:p>
      <text:p text:style-name="P2"/>
      <text:p text:style-name="P3">H3. 주소와 관련된 연산자 ( &amp; 연산자와 * 연산자)</text:p>
      <text:p text:style-name="P3"/>
      <text:p text:style-name="P3">* ‘&amp;’ : 주소값을 참조할 때 사용하는 연산자</text:p>
      <text:p text:style-name="P3"/>
      <text:p text:style-name="P3">* ‘*’ : 포인터가 가리키는 메모리 참조</text:p>
      <text:p text:style-name="P3">&gt; 포인터가 가리키는 주소값을 갖고 있는 변수의 값이 출력될 것.</text:p>
      <text:p text:style-name="P3"/>
      <text:p text:style-name="P3">!pointercalc.png!</text:p>
      <text:p text:style-name="P4"/>
      <text:p text:style-name="P4">* 직접 접근(Direct Access) : 변수를 통한 메모리 접근</text:p>
      <text:p text:style-name="P4">* 간접 접근(Indirect Access) : 포인터 변수를 통한 접근</text:p>
      <text:p text:style-name="P4"/>
      <text:p text:style-name="P4">* ‘*’연산자보다 ‘<text:span text:style-name="T2">++</text:span>’ 연산자의 우선순위가 높다!! 괄호 필수</text:p>
      <text:p text:style-name="P4"/>
      <text:p text:style-name="P4">* 포인터에 타입이 있는 이유</text:p>
      <text:p text:style-name="P4">** 포인터가 가리키는 첫 주소부터 몇 바이트를 읽어야 하는지 알려주기 위해서.</text:p>
      <text:p text:style-name="P4">&gt; 메모리 참조 방법을 알려준다.</text:p>
      <text:p text:style-name="P4"/>
      <text:p text:style-name="P4"/>
      <text:p text:style-name="P5">H3. 잘못된 포인터의 사용</text:p>
      <text:p text:style-name="P5"/>
      <text:p text:style-name="P5">!<text:span text:style-name="T3">wrongpointer.png</text:span>!</text:p>
      <text:p text:style-name="P6">&gt; 포인터 변수에 상수를 직접 대입하게 되면, </text:p>
      <text:p text:style-name="P6">&gt; 주소 값을 참조하는 변수가 존재하지 않는 상황이기 때문에</text:p>
      <text:p text:style-name="P6"><text:soft-page-break/>&gt; 임의의 메모리에 랜덤으로 대입, 시스템 오류를 일으키게 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5:14:22.777175493</meta:creation-date>
    <dc:date>2020-05-26T16:48:39.276124817</dc:date>
    <meta:editing-duration>PT2M53S</meta:editing-duration>
    <meta:editing-cycles>1</meta:editing-cycles>
    <meta:document-statistic meta:table-count="0" meta:image-count="0" meta:object-count="0" meta:page-count="2" meta:paragraph-count="28" meta:word-count="433" meta:character-count="695" meta:non-whitespace-character-count="551"/>
    <meta:generator>LibreOffice/6.0.7.3$Linux_X86_64 LibreOffice_project/00m0$Build-3</meta:generator>
  </office:meta>
</office:document-meta>
</file>